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60c8e" officeooo:paragraph-rsid="001f58e2"/>
    </style:style>
    <style:style style:name="P2" style:family="paragraph" style:parent-style-name="Standard">
      <style:text-properties officeooo:rsid="003263d8" officeooo:paragraph-rsid="001f58e2"/>
    </style:style>
    <style:style style:name="P3" style:family="paragraph" style:parent-style-name="Standard">
      <style:text-properties officeooo:rsid="00339408" officeooo:paragraph-rsid="001f58e2"/>
    </style:style>
    <style:style style:name="P4" style:family="paragraph" style:parent-style-name="Standard">
      <style:text-properties officeooo:rsid="00342b87" officeooo:paragraph-rsid="001f58e2"/>
    </style:style>
    <style:style style:name="P5" style:family="paragraph" style:parent-style-name="Standard">
      <style:text-properties officeooo:rsid="00349530" officeooo:paragraph-rsid="001f58e2"/>
    </style:style>
    <style:style style:name="P6" style:family="paragraph" style:parent-style-name="Standard">
      <style:text-properties officeooo:rsid="003496f9" officeooo:paragraph-rsid="001f58e2"/>
    </style:style>
    <style:style style:name="P7" style:family="paragraph" style:parent-style-name="Standard">
      <style:text-properties officeooo:rsid="0034c1b8" officeooo:paragraph-rsid="001f58e2"/>
    </style:style>
    <style:style style:name="P8" style:family="paragraph" style:parent-style-name="Standard">
      <style:text-properties officeooo:rsid="0035d6c2" officeooo:paragraph-rsid="001f58e2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none" officeooo:rsid="0225a1b2" officeooo:paragraph-rsid="001f58e2" style:font-size-asian="18pt" style:font-size-complex="18pt"/>
    </style:style>
    <style:style style:name="P10" style:family="paragraph" style:parent-style-name="Heading_20_2">
      <style:paragraph-properties fo:text-align="center" style:justify-single-word="false"/>
      <style:text-properties officeooo:rsid="003263d8" officeooo:paragraph-rsid="001f58e2"/>
    </style:style>
    <style:style style:name="T1" style:family="text">
      <style:text-properties officeooo:rsid="016656f1"/>
    </style:style>
    <style:style style:name="T2" style:family="text">
      <style:text-properties officeooo:rsid="0224391f"/>
    </style:style>
    <style:style style:name="T3" style:family="text">
      <style:text-properties officeooo:rsid="0379a43a"/>
    </style:style>
    <style:style style:name="T4" style:family="text">
      <style:text-properties officeooo:rsid="00339408"/>
    </style:style>
    <style:style style:name="T5" style:family="text">
      <style:text-properties officeooo:rsid="00342b87"/>
    </style:style>
    <style:style style:name="T6" style:family="text">
      <style:text-properties officeooo:rsid="037a8c81"/>
    </style:style>
    <style:style style:name="T7" style:family="text">
      <style:text-properties officeooo:rsid="0166acdb"/>
    </style:style>
    <style:style style:name="T8" style:family="text">
      <style:text-properties officeooo:rsid="0225a1b2"/>
    </style:style>
    <style:style style:name="T9" style:family="text">
      <style:text-properties officeooo:rsid="003e599c"/>
    </style:style>
    <style:style style:name="T10" style:family="text">
      <style:text-properties officeooo:rsid="00349530"/>
    </style:style>
    <style:style style:name="T11" style:family="text">
      <style:text-properties officeooo:rsid="0037be3f"/>
    </style:style>
    <style:style style:name="T12" style:family="text">
      <style:text-properties officeooo:rsid="003496f9"/>
    </style:style>
    <style:style style:name="T13" style:family="text">
      <style:text-properties officeooo:rsid="006bebf3"/>
    </style:style>
    <style:style style:name="T14" style:family="text">
      <style:text-properties officeooo:rsid="0035d6c2"/>
    </style:style>
    <style:style style:name="T15" style:family="text">
      <style:text-properties officeooo:rsid="00360c8e"/>
    </style:style>
    <style:style style:name="T16" style:family="text">
      <style:text-properties officeooo:rsid="01685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2"><text:span text:style-name="T1">Перед</text:span> приём<text:span text:style-name="T1">ом</text:span> пищи отпирал<text:span text:style-name="T2">и</text:span>сь <text:span text:style-name="T2">и </text:span>раздатка, куда <text:span text:style-name="T2">за</text:span>носили котлы, и столовая для больных. Раздатка была очень узкой из-за больших стеллажей, на которых лежали целлофаны с передачами от посетителей.</text:p>
      <text:p text:style-name="P2"><text:span text:style-name="T1">Дважды</text:span> в неделю, во второй половине <text:span text:style-name="T3">дня</text:span> <text:span text:style-name="T1">по коридору раздавался крик:</text:span></text:p>
      <text:p text:style-name="P2">- Передача! У кого передача?! В столовую!</text:p>
      <text:p text:style-name="P2"><text:span text:style-name="T1">Те,</text:span> кто знал, что <text:span text:style-name="T1">в раздатке хранится</text:span> передача <text:span text:style-name="T2">от родственников</text:span>, <text:span text:style-name="T1">которую он </text:span><text:s/>не дое<text:span text:style-name="T1">л</text:span> во время свидания, <text:span text:style-name="T2">отправлялся </text:span><text:s/>в столовую, чтобы доесть. </text:p>
      <text:p text:style-name="P2">Некоторые об этом не знали, <text:span text:style-name="T4">или знать не желали, но внимательные <text:s/>сопалатники им об этом <text:s/>напоминали, и даже отводили их в столовую, чтобы помочь съесть передачу.</text:span></text:p>
      <text:p text:style-name="P2"/>
      <text:p text:style-name="P3">К рабочим я не относился и ел во вторую смену. <text:s/></text:p>
      <text:p text:style-name="P3">Мы выстраивались в шумливую, разнообразно одетую, но одинаково голодную очередь вдоль стены <text:s/>у двери, <text:span text:style-name="T1">которую загораживал</text:span> медбрат, пока внутри смет<text:span text:style-name="T1">аю</text:span>т со столов после предыдущих.</text:p>
      <text:p text:style-name="P3">Медбрат<text:span text:style-name="T5"> заодно следил, чтоб кто-то не зашёл по второму разу. Наконец, он</text:span> говорил «давай!» и мы с шумом вливались через непривычно узкую дверь в комнату с тремя окнами и длинными, как в трапезной, столами. </text:p>
      <text:p text:style-name="P3">Они стояли в три ряда от стены до стены и узкий проход посередине делил их н<text:span text:style-name="T6">á</text:span>шестеро.</text:p>
      <text:p text:style-name="P3">Мы садились за них, переступая через прибитые к полу лавки. </text:p>
      <text:p text:style-name="P3">Среди оживлённого шума и <text:span text:style-name="T6">раскованных </text:span>жестикуляций мы ждали пока вечно дежурный белобрысый мастурбант принесёт широкий фанерный поднос с алюминиевыми мисками, ложками и хлебом. </text:p>
      <text:p text:style-name="P3"><text:span text:style-name="T7">Те, к</text:span>ому досталось — начинали есть, а остальные <text:span text:style-name="T8">смотрели и</text:span> жда<text:span text:style-name="T7">ли</text:span> дальше, пока <text:s/>чмо-<text:span text:style-name="T9">раздатчик, тоже из больных, </text:span><text:s/>наполняет <text:span text:style-name="T9">за окошком </text:span>следующий поднос. </text:p>
      <text:p text:style-name="P3">Мы съедали всё и начинали ждать поднос уставленный кружками с тягучим кисло-сладким киселём, чью пенку я так ненавидел в детстве.</text:p>
      <text:p text:style-name="P3"/>
      <text:p text:style-name="P3">Один раз я проспал в палате и м<text:span text:style-name="T5">не</text:span> пришлось есть с третьей сменой. </text:p>
      <text:p text:style-name="P3">Тяжкое зрелище.</text:p>
      <text:p text:style-name="P3">Там люди обращаются <text:span text:style-name="T5">со своими лицами как с пластилином, выкорёживая что попало. </text:span></text:p>
      <text:p text:style-name="P4">Зато я узнал кто издаёт крики бабуина, когда я лежу в своей палате, и кто отвечает ему рёвом раненного слона. </text:p>
      <text:p text:style-name="P4">Членораздельных разговоров в третью смену не ведут.</text:p>
      <text:p text:style-name="P4">Иногда, правда, кто-то из второсменников замешивался в третью партию и вовсе не из любви к живой природе — <text:span text:style-name="T7">они </text:span>успевали съесть пайку соседа, пока <text:span text:style-name="T7">тот</text:span> корчи<text:span text:style-name="T7">л</text:span> рожи оконной решётке.</text:p>
      <text:p text:style-name="P4">Саша, знавший моего брата Сашу, односторонне дружил с контингентом третьей смены и часто ел с ними как раз для обуздания таких полоумных, но хитрых нахлебников.</text:p>
      <text:p text:style-name="P4"/>
      <text:p text:style-name="P4">Эти трапезы были самым шумным временем суток в пятом отделении. </text:p>
      <text:p text:style-name="P4">Если кто-то начинал чересчур шуметь в неурочный час, к нему сбегались пара медбратьев и, огрев связкой ключей по голове, фиксировали. </text:p>
      <text:p text:style-name="P4">То есть, распинали в лежачем положении, привязывая его запястья и щиколотки к железным уголкам <text:span text:style-name="T10">вдоль сетки </text:span>койки с помощью полос белой ткани, явно <text:s/>из б<text:span text:style-name="T10">ы</text:span>вших, <text:span text:style-name="T11">пожелтевших от употребления</text:span> простыней.</text:p>
      <text:p text:style-name="P4"/>
      <text:p text:style-name="P5">Поев, все расходились по своим палатам или прогуливались неспешными парами по коричневой плитке коридорного пола.</text:p>
      <text:p text:style-name="P5">Не скажу, что мы там голодали — хавка, как хавка. </text:p>
      <text:p text:style-name="P5">Один раз на ужин раздали даже по два оладья. Пусть хоть холодные и без хлеба, они были <text:soft-page-break/>смазаны каплей какого-то джема. </text:p>
      <text:p text:style-name="P5">Отдельной строкой стоит непостижимый пир горой, случившийся однажды в холле поздно вечером — откуда-то появились два <text:span text:style-name="T12">бельевых </text:span>таза с колбасой: в одном ливерка, в другом кровянка и кто сколько хотел, столько и брал. За исключением пары третьесменников, на которых <text:span text:style-name="T12">тоже </text:span>вдруг напало просветление — банковавший на пиршестве толстяк-больной отгонял их от тазиков. </text:p>
      <text:p text:style-name="P6">Дискриминация случается где угодно.</text:p>
      <text:p text:style-name="P5"/>
      <text:p text:style-name="P6">Но главную усладу в жизнь отделения вносила статная льноволосая медсестра <text:span text:style-name="T7">в </text:span>наволочк<text:span text:style-name="T7">е</text:span> от подушки, через которую угловато бугрились куски сахара рафинада.</text:p>
      <text:p text:style-name="P6">Эту наволочку она заносила в кабинет «старшая медсестра» и каждый день, кто догадывался зайти и попросить, получал несколько кусочков не прессованного, а настоящего рафинада. </text:p>
      <text:p text:style-name="P6">Я, например, догадывался по два раза на дню.</text:p>
      <text:p text:style-name="P6">Есть сахар приходилось неприметно, потому что те, кому не хватало ума обратиться к первоисточнику в наволочке, догадывались просить у меня. </text:p>
      <text:p text:style-name="P6">Я пытался соврать, будто кончился, но вспомнив, что это неправильно, делился из второго кармана пижамы.</text:p>
      <text:p text:style-name="P6"/>
      <text:p text:style-name="P6">Раз в двадцать дней в холл <text:span text:style-name="T8">посреди</text:span> коридора приходила черноволосая женщина с тонким носом и, конечно <text:span text:style-name="T8">же</text:span>, в белом халате. </text:p>
      <text:p text:style-name="P7">Сразу чувствовалось, что она из породы стекля<text:span text:style-name="T8">н</text:span>ноглазых, но я с этим уже завязал и поэтому принимал версию <text:s/>больных-<text:span text:style-name="T13">старожилов</text:span>, будто это бывшая цирковая акробатка.</text:p>
      <text:p text:style-name="P7">Акробатка машинкой состригала нам щетину с лиц, а ножницами делала причёску, если не попроси<text:span text:style-name="T13">ш</text:span>ь, чтоб и голову тоже «под ноль».</text:p>
      <text:p text:style-name="P7"/>
      <text:p text:style-name="P7">Культурную жизнь обеспечивал телевизор — час до и час после программы «<text:span text:style-name="T7">В</text:span>ремя», с перерывом на процедуры. </text:p>
      <text:p text:style-name="P7">Он собирал человек десять зрителей, что притаскивали табуреты и стулья из своих палат; медбрат от палаты наблюдения тоже придвигался поближе.</text:p>
      <text:p text:style-name="P7"/>
      <text:p text:style-name="P7">На ночь в палатах включали свет. Наверное, чтоб никто ничего себе не сделал, или соседу.</text:p>
      <text:p text:style-name="P7">Спать при свете неудобно, потому что если <text:span text:style-name="T7">даже и </text:span>гуляешь во сне на воле, то и там чувствуется эта неугасимая лампочка. </text:p>
      <text:p text:style-name="P7">В коридоре свет горел не так ярко, чтобы дежурные медбратья могли нормально отдыхать в своих креслах.</text:p>
      <text:p text:style-name="P7">Часам к двум ночи в девятую палату захаживал молодой хлопец — показать как ловко он жонглирует парой варёных яиц из передачи. </text:p>
      <text:p text:style-name="P7">Иногда он показывал небольшую, но мастерски исполненную жанровую картинку, где голый мужик сосредоточенно бежал за девкой в одних сапогах и кокошнике; та на бегу взмахивала длинной туго заплéтенной косой и испуганно оглядывалась на метровый член целеустремлённого преследователя. </text:p>
      <text:p text:style-name="P7">Судя по всему — копия с оригинала первой половины XIX столетия.</text:p>
      <text:p text:style-name="P7"/>
      <text:p text:style-name="P7"><text:span text:style-name="T14">Забирать хлопца приходил щуплый мужик с неуловимыми глазами.</text:span> </text:p>
      <text:p text:style-name="P8">По его версии, в психушку его забрали, когда он палкой перебил все стёкла в сельсовете.</text:p>
      <text:p text:style-name="P8">Он целовал хлопца в темечко под неотросшими волосами, называл «мнемормышем» и уводил обратно в свою палату. </text:p>
      <text:p text:style-name="P8">Он всех молодых хлопцев целовал в темечко, даже совсем чокнутых, и каждому говорил «мнемормыш», я никогда раньше такого слова не слыхал, но звучит ласково, как «тюленёнок».</text:p>
      <text:p text:style-name="P8"/>
      <text:p text:style-name="P8">Медбратья объявляли подъём стуча своими связками ключей по спинкам коек, чтобы к <text:soft-page-break/>приходу заведующей и медсестёр жизнь уже текла обычным руслом.</text:p>
      <text:p text:style-name="P8">Первым делом все стекались в <text:s/>туалет.</text:p>
      <text:p text:style-name="P9">2 унитаза на 80 человек слишком мало!</text:p>
      <text:p text:style-name="P8">2 унитаза на 80 человек слишком мало, поэтому очередь начиналась ещё в коридоре, внутри она продолжалась вдоль стен. </text:p>
      <text:p text:style-name="P8">Там со мной впервые в жизни случился обморок. Совершенно ни с того, ни с чего. </text:p>
      <text:p text:style-name="P8">В глазах потемнело и я сполз спиной по стене на пол и сидел там в <text:span text:style-name="T8">сгустившейся вокруг </text:span>темноте, <text:span text:style-name="T8">однако, </text:span><text:s/>полностью не отключился и слышал эхо дальних голосов, которые объясняли друг другу, что это у меня обморок. </text:p>
      <text:p text:style-name="P8">Потом стало светлеть, я открыл глаза и вернулся в очередь.</text:p>
      <text:p text:style-name="P8">Для тех, кому совсем невтерпёж, за два метра не доходя до унитазов на плитках пола <text:span text:style-name="T7">поставлен</text:span> жестяный таз с ручками. <text:span text:style-name="T15">Когда он наполнялся, говно руками вылавливали в отдельное ведро, чтобы затем вылить в унитаз, а оставшуюся мочу сливали в трап в углу.</text:span></text:p>
      <text:p text:style-name="P1">Засидеться не получалось, потому что, выждав определённую квоту времени, ближайшая очередь начинала роптать, а когда нарекания учащались, какой-нибудь глухонемой из конца очереди <text:s/>сдёргивал тебя с унитаза без объяснения причин.</text:p>
      <text:p text:style-name="P1"/>
      <text:p text:style-name="P1"><text:span text:style-name="T7">Т</text:span>уалет запирал<text:span text:style-name="T7">и</text:span> <text:span text:style-name="T7">п</text:span>еред <text:span text:style-name="T7">началом </text:span>завтрак<text:span text:style-name="T7">а и </text:span>до окончания обеда, <text:span text:style-name="T7">потом</text:span> дверь его <text:span text:style-name="T7">открывали</text:span> <text:span text:style-name="T7">на непродолжительное время,</text:span> пока там мыл<text:span text:style-name="T7">ся</text:span> пол. </text:p>
      <text:p text:style-name="P1">Последняя помывка приходилась на заключительные полчаса после ужина.</text:p>
      <text:p text:style-name="P1">Рассеянный образ моей предыдущей жизни не позволил мне вышколить свой мочевой пузырь в достаточной мере, чтоб соответствовать такому расписанию. </text:p>
      <text:p text:style-name="P1">Ощутив позывы, я впадал в панику, что не дотерплю до следующего получаса открытых дверей.</text:p>
      <text:p text:style-name="P1">Обращаться к медбратьям, в связке которых имелся вожделенный ключ, не имело смысла; ответ один и тот же:</text:p>
      <text:p text:style-name="P1">- Иди отсюда! Туда нельзя — там помыто.</text:p>
      <text:p text:style-name="P1">Чтоб не получить по голове <text:span text:style-name="T8">всей </text:span>связкой приходилось слушаться.</text:p>
      <text:p text:style-name="P1">Однажды, доведённый до отчаяния, я попытался помочиться в раковину в конце коридора и получил по рёбрам от больного, который часто курил там втихаря, любуясь <text:span text:style-name="T16">раковиной</text:span>, как фонтаном парка <text:span text:style-name="T16">на ремонте</text:span>.</text:p>
      <text:p text:style-name="P1">Во время другого кризиса, преодолев стыд, я обратился к пожилой медсестре с ключами, пытаясь поделикатней объяснить свою нужду и бедственное положение. </text:p>
      <text:p text:style-name="P1">Она долго не понимала моего бормотанья про мочевой пузырь, потом отперла дверь в душ и, указав на трап, сказала:</text:p>
      <text:p text:style-name="P1">- Сцы тута!</text:p>
      <text:p text:style-name="P1">Недаром их называли сёстрами милосерд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44:57.508128589</meta:creation-date>
    <dc:date>2017-03-03T11:45:02.461162455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9" meta:word-count="1243" meta:character-count="8165" meta:non-whitespace-character-count="6940"/>
    <meta:generator>LibreOffice/4.3.3.2$Linux_x86 LibreOffice_project/430m0$Build-2</meta:generator>
  </office:meta>
</office:document-meta>
</file>